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24-03-14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91584" calcext:value-type="float">
            <text:p>-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23-03-13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534584" calcext:value-type="float">
            <text:p>-43.5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22-10-19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0.922448" calcext:value-type="float">
            <text:p>-40.9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22-03-09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903648" calcext:value-type="float">
            <text:p>-42.9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21-11-10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726864" calcext:value-type="float">
            <text:p>-42.7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21-03-11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4.66844" calcext:value-type="float">
            <text:p>-44.6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9-10-15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903648" calcext:value-type="float">
            <text:p>-42.9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9-03-26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6.42104" calcext:value-type="float">
            <text:p>-46.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8-10-10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604688" calcext:value-type="float">
            <text:p>-43.6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8-03-0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128176" calcext:value-type="float">
            <text:p>-47.1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7-10-10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604688" calcext:value-type="float">
            <text:p>-43.6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7-03-08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725584" calcext:value-type="float">
            <text:p>-47.7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6-10-05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64152" calcext:value-type="float">
            <text:p>-42.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6-03-08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58512" calcext:value-type="float">
            <text:p>-48.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5-09-04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2.415968" calcext:value-type="float">
            <text:p>-42.4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5-06-02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7.753016" calcext:value-type="float">
            <text:p>-47.7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5-03-03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8.02124" calcext:value-type="float">
            <text:p>-48.0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5-01-13 2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9.359312" calcext:value-type="float">
            <text:p>-49.3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4-10-13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3.958256" calcext:value-type="float">
            <text:p>-43.9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4-03-04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2.117752" calcext:value-type="float">
            <text:p>-52.1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3-12-17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730912" calcext:value-type="float">
            <text:p>-50.7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3-10-2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9.414176" calcext:value-type="float">
            <text:p>-49.4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3-06-17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9.24044" calcext:value-type="float">
            <text:p>-49.2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3-03-1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464968" calcext:value-type="float">
            <text:p>-53.4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2-12-03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999136" calcext:value-type="float">
            <text:p>-50.9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2-03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1114" calcext:value-type="float">
            <text:p>-53.1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1-12-12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703224" calcext:value-type="float">
            <text:p>-51.7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1-03-08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1114" calcext:value-type="float">
            <text:p>-53.1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0-12-14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2.407312" calcext:value-type="float">
            <text:p>-52.4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0-09-21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1.703224" calcext:value-type="float">
            <text:p>-51.7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0-06-08 2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.873144" calcext:value-type="float">
            <text:p>-54.8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10-03-2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4.169056" calcext:value-type="float">
            <text:p>-54.1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09-12-1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1114" calcext:value-type="float">
            <text:p>-53.1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09-09-15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0.648616" calcext:value-type="float">
            <text:p>-50.6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09-06-1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927752" calcext:value-type="float">
            <text:p>-55.9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09-03-1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6.28132" calcext:value-type="float">
            <text:p>-56.2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09-01-14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5.223664" calcext:value-type="float">
            <text:p>-55.22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08-10-15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815488" calcext:value-type="float">
            <text:p>-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08-06-26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3.815488" calcext:value-type="float">
            <text:p>-53.8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08-03-26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7.335928" calcext:value-type="float">
            <text:p>-57.3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SC0051532</text:p>
          </table:table-cell>
          <table:table-cell office:value-type="string" calcext:value-type="string">
            <text:p>2007-03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4.376808" calcext:value-type="float">
            <text:p>-64.3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